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isis de requerimientos:</text:p>
      <text:p text:style-name="Standard"/>
      <text:list xml:id="list5513536274662511967" text:style-name="L2">
        <text:list-item>
          <text:p text:style-name="P1">El usuario debe estar registrado en el sistema para poder acceder al calendario y poder agregar, eliminar o modificar medicamentos o fechas de toma. </text:p>
        </text:list-item>
        <text:list-item>
          <text:p text:style-name="P1">Para usar el sistema se recomienda usar un equipo con conexión a internet estable.</text:p>
        </text:list-item>
      </text:list>
      <text:p text:style-name="Standard"/>
      <text:p text:style-name="Standard">Especificación de requerimientos:</text:p>
      <text:list xml:id="list1147215281200216333" text:style-name="L3">
        <text:list-item>
          <text:p text:style-name="P2">Se puede acceder al sistema mediante una página web.</text:p>
        </text:list-item>
        <text:list-item>
          <text:p text:style-name="P2">El sistema cuenta con varios usuarios distintos.</text:p>
        </text:list-item>
        <text:list-item>
          <text:p text:style-name="P2">El sistema debe mandar notificaciones a los usuari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4T02:06:39.34</meta:creation-date>
    <meta:document-statistic meta:table-count="0" meta:image-count="0" meta:object-count="0" meta:page-count="1" meta:paragraph-count="7" meta:word-count="68" meta:character-count="444"/>
    <dc:date>2022-05-24T02:08:04.97</dc:date>
    <meta:editing-duration>PT1M30S</meta:editing-duration>
    <meta:editing-cycles>1</meta:editing-cycles>
    <meta:generator>OpenOffice/4.0.0$Win32 OpenOffice.org_project/400m3$Build-9702</meta:generator>
  </office:meta>
</office:document-meta>
</file>